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6.0575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81d41a"/>
    </style:style>
    <style:style style:name="T30" style:family="text">
      <style:text-properties fo:color="#111111"/>
    </style:style>
    <style:style style:name="T31" style:family="text">
      <style:text-properties fo:color="#669900"/>
    </style:style>
    <style:style style:name="T32" style:family="text">
      <style:text-properties fo:color="#cc9900"/>
    </style:style>
    <style:style style:name="T33" style:family="text">
      <style:text-properties fo:color="#996633"/>
    </style:style>
    <style:style style:name="T34" style:family="text">
      <style:text-properties fo:color="#ffff00"/>
    </style:style>
    <style:style style:name="T35"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60" table:default-cell-style-name="ce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5.2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8.77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text:p>
          </table:table-cell>
          <table:table-cell table:style-name="ce16" office:value-type="string" calcext:value-type="string">
            <text:p>تعین کرنا، طے کرنا</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29">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span text:style-name="T6"> باہم عمودی</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0">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3">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2">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3">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2">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3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7">00/00/0000</text:date>, <text:time style:data-style-name="N2" text:time-value="08:21:34.7918190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17T17:18:10.409644903</dc:date>
    <meta:editing-duration>P96DT8H23M7S</meta:editing-duration>
    <meta:editing-cycles>4227</meta:editing-cycles>
    <meta:generator>LibreOffice/6.4.7.2$Linux_X86_64 LibreOffice_project/40$Build-2</meta:generator>
    <meta:document-statistic meta:table-count="3" meta:cell-count="68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